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b195" officeooo:paragraph-rsid="0008b19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b195" officeooo:paragraph-rsid="0008b19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ROPOS V.1.0.0</text:p>
      <text:p text:style-name="P1"/>
      <text:p text:style-name="P2">Roadmap à propos :</text:p>
      <text:p text:style-name="P2">-rendre les liens clicable (fin)</text:p>
      <text:p text:style-name="P2">-barre de recherche </text:p>
      <text:p text:style-name="P2">-modifier description et images actuellement non contractuels</text:p>
      <text:p text:style-name="P2">-ajouter vidéo de présentation ??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09:24:29.107000000</meta:creation-date>
    <dc:date>2025-03-15T09:26:23.442000000</dc:date>
    <meta:editing-duration>PT1M55S</meta:editing-duration>
    <meta:editing-cycles>1</meta:editing-cycles>
    <meta:document-statistic meta:table-count="0" meta:image-count="0" meta:object-count="0" meta:page-count="1" meta:paragraph-count="6" meta:word-count="27" meta:character-count="181" meta:non-whitespace-character-count="159"/>
    <meta:generator>LibreOffice/7.5.2.2$Windows_X86_64 LibreOffice_project/53bb9681a964705cf672590721dbc85eb4d0c3a2</meta:generator>
  </office:meta>
</office:document-meta>
</file>